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PingFang SC" svg:font-family="'PingFang SC'" style:font-pitch="variable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28pt" fo:font-weight="bold" officeooo:rsid="00107f49" officeooo:paragraph-rsid="00107f49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07f49" officeooo:paragraph-rsid="00107f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ing not using real heading</text:p>
      <text:h text:style-name="Heading_20_2" text:outline-level="2">Actual heading</text:h>
      <text:p text:style-name="P2"/>
      <text:p text:style-name="P2">I am a test document</text:p>
      <text:p text:style-name="P2"/>
      <text:p text:style-name="P2">here is some content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PingFang SC" svg:font-family="'PingFang SC'" style:font-pitch="variable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Songti SC" style:font-family-asian="'Songti SC'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3T11:35:04.653731700</meta:creation-date>
    <dc:date>2025-03-23T13:08:28.349682810</dc:date>
    <meta:editing-cycles>2</meta:editing-cycles>
    <meta:editing-duration>PT2M2S</meta:editing-duration>
    <meta:print-date>1995-11-21T17:41:00</meta:print-date>
    <meta:generator>LibreOffice/24.8.0.3$MacOSX_X86_64 LibreOffice_project/0bdf1299c94fe897b119f97f3c613e9dca6be583</meta:generator>
    <meta:document-statistic meta:table-count="0" meta:image-count="0" meta:object-count="0" meta:page-count="1" meta:paragraph-count="4" meta:word-count="16" meta:character-count="84" meta:non-whitespace-character-count="72"/>
  </office:meta>
</office:document-meta>
</file>